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Footer">
      <style:paragraph-properties fo:text-align="start" style:justify-single-word="false"/>
    </style:style>
    <style:style style:name="T1" style:family="text">
      <style:text-properties style:font-name="Courier2"/>
    </style:style>
    <style:style style:name="T2" style:family="text">
      <style:text-properties style:font-name="Nimbus Roman No9 L"/>
    </style:style>
    <style:style style:name="T3" style:family="text">
      <style:text-properties style:font-name="Bitstream Charte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adata Scanning</text:h>
      <text:p text:style-name="Text_20_body">Metadata scans can also be called an audit of the content of the PNFS databases against the content of the Enstore database. <text:s/>These scans are done in two directions:</text:p>
      <text:list text:style-name="L1">
        <text:list-item>
          <text:p text:style-name="P4">Forward scan: <text:s/>Walks through the PNFS namespace and compares the metadata with that in the file and volume tables in the Enstore database.</text:p>
        </text:list-item>
        <text:list-item>
          <text:p text:style-name="P4">Reverse scan: <text:s/>Obtains the records of every file in the file table and compares them with the contents in PNFS.</text:p>
        </text:list-item>
      </text:list>
      <text:h text:style-name="Heading_20_2" text:outline-level="2">Recommendations</text:h>
      <text:list text:style-name="L2">
        <text:list-item>
          <text:p text:style-name="P6">Do not run a full scan on any production system. <text:s/>Scanning a file here or there is fine on a production system, but do full scans on offline copies from recent backups of the Enstore and PNFS databases.</text:p>
        </text:list-item>
      </text:list>
      <text:h text:style-name="Heading_20_2" text:outline-level="2">Execution</text:h>
      <text:h text:style-name="Heading_20_3" text:outline-level="3">enstore scan</text:h>
      <text:p text:style-name="Text_20_body">The method of evoking a forward scan is to pass it a file(s) or directory(ies). <text:s/>If a directory is passed to <text:span text:style-name="T1">enstore scan </text:span><text:s/>it will recursively check all files underneath the specified directory.</text:p>
      <text:p text:style-name="Text_20_body"/>
      <text:p text:style-name="Command"># enstore scan [target1] [target2 [target3 ...]]</text:p>
      <text:p text:style-name="Text_20_body"/>
      <text:p text:style-name="Text_20_body">There are two ways of doing a reverse scan. <text:s/>The first is to use it on a BFID(s). <text:s/>The second is to use it on a volume(s) which causes a lookup of all files on the tape in the Enstore DB to obtain a list of BFIDs, then a scan on that list of BFIDs is done in the same way the <text:span text:style-name="T1">--bfid</text:span> scan is performed.</text:p>
      <text:p text:style-name="Text_20_body"/>
      <text:p text:style-name="Command"># enstore scan --bfid [bfid1] [bfid2 [bfid3 ...]]</text:p>
      <text:p text:style-name="Command"># enstore scan --vol [vol1] [vol2 [vol3 ...]]</text:p>
      <text:p text:style-name="Text_20_body"/>
      <text:p text:style-name="Text_20_body">If no files, BFIDs or volumes are listed on the command line; <text:span text:style-name="T1">enstore scan </text:span>will read from stdin for a list of respective targets.</text:p>
      <text:h text:style-name="Heading_20_3" text:outline-level="3"><text:soft-page-break/>Starting full scans</text:h>
      <text:p text:style-name="Text_20_body">There exists two scripts: <text:span text:style-name="T1">forward_scan</text:span> and <text:span text:style-name="T1">reverse scan</text:span>. <text:s text:c="2"/>The optional parameter is a file consisting of what it plans to scan. <text:s/>For a forward scan it will contain a list of PNFS mountpoints; one on each line. <text:s/>For a reverse scan it will contain a list of storage groups; again one on each line. <text:s/>It is possible to pass an edited version of these files named all_mount_points and all_storage_groups to the script to scan only a desired sub-set of targets.</text:p>
      <text:p text:style-name="Text_20_body"/>
      <text:p text:style-name="Command"># forward_scan [all_mount_points_file]</text:p>
      <text:p text:style-name="Command"># reverse_scan [all_storage_groups_file]</text:p>
      <text:p text:style-name="Text_20_body"/>
      <text:p text:style-name="Text_20_body">For Enstore systems with multiple PNFS servers, on reverse scans it is necessary to hand edit the all_storage_groups_file to select only the storage groups assigned to the restored PNFS namespace(s). <text:s/>For forward scans the all_mount_points_file also needs to be updated to only look at PNFS namespaces that were restored on the offline node.</text:p>
      <text:p text:style-name="Text_20_body"/>
      <text:p text:style-name="Text_20_body">To aid in the creation of these edited list files; the scripts <text:span text:style-name="T1">mount_points</text:span> and <text:span text:style-name="T1">storage_groups</text:span><text:span text:style-name="T2"> can be run to generate the default list of mount points or storage groups detected without actually starting the </text:span><text:span text:style-name="T1">forward_scan</text:span><text:span text:style-name="T2"> or </text:span><text:span text:style-name="T1">reverse_scan</text:span><text:span text:style-name="T2">; these are the underlying scripts used by <text:s/></text:span><text:span text:style-name="T1">forward_scan</text:span><text:span text:style-name="T2"> or </text:span><text:span text:style-name="T1">reverse_scan</text:span><text:span text:style-name="T2">.</text:span></text:p>
      <text:h text:style-name="Heading_20_2" text:outline-level="2">Output</text:h>
      <text:p text:style-name="Text_20_body">Each file is listed on one line with one of three classifications: ERROR, WARNING or OK. <text:s/>ERRORs indicate that the scan found something that will require intervention to fix. <text:s/>These range from annoyances to really bad problems. <text:s/>WARNINGs are usually (though not all of them) for files that errors were found, but are so new that they have a high chance of still being written to tape. <text:s/>These WARNINGs should simply be rerun at later time to weed out any false positives.</text:p>
      <text:p text:style-name="Text_20_body"/>
      <text:p text:style-name="Text_20_body">It is recommended that the list of ERRORs and WARNINGs be re-run against the production system. <text:s/>Files that come up as OK or "does not exist" no longer need to be worried about.</text:p>
      <text:p text:style-name="Text_20_body"/>
      <text:p text:style-name="Text_20_body">Other output is the creation of the directory to hold the scan results that typically look like 'SCAN_09_01_2006.' <text:s/>In this directory will be a forward_scan.status or reverse_scan.status file and files containing the output from "<text:span text:style-name="T1">enstore scan</text:span> ..."</text:p>
      <text:h text:style-name="Heading_20_2" text:outline-level="2"><text:soft-page-break/>Fixing common errors:</text:h>
      <text:p text:style-name="Text_20_body">Most of these scripts will accept raw output from <text:span text:style-name="T1">enstore scan</text:span>. <text:s/>They will</text:p>
      <text:p text:style-name="Text_20_body">simply strip away everything after the first " ... " found.</text:p>
      <text:p text:style-name="Text_20_body"/>
      <text:p text:style-name="Text_20_body">In the following examples using <text:span text:style-name="T4">sclient</text:span><text:span text:style-name="T5"> the default value of 1122 is used for the PNFS shared memory key. <text:s/>The actual key value can be found in the /usr/etc/pnfsSetup file on the </text:span><text:span text:style-name="T4">shmkey</text:span><text:span text:style-name="T5"> line.</text:span></text:p>
      <text:h text:style-name="Heading_20_3" text:outline-level="3">size</text:h>
      <text:p text:style-name="Text_20_body">Here is a sample size error. <text:s/>The file DB and layer 4 sizes agree, but</text:p>
      <text:p text:style-name="Text_20_body">the stat() size (in the middle) is zero. <text:s/>If the size mismatch errors do </text:p>
      <text:p text:style-name="Text_20_body">not fit this pattern then a more detailed investigation needs to be done </text:p>
      <text:p text:style-name="Text_20_body">than this description can give.</text:p>
      <text:p text:style-name="Output">/pnfs/mist/NULL/1KB_093 ... size(1024, 0, 1024) ... ERROR</text:p>
      <text:p text:style-name="Text_20_body">To fix this from the command line:</text:p>
      <text:p text:style-name="Command"># enstore pnfs --size <text:s/>&lt;filename&gt; &lt;size&gt;</text:p>
      <text:h text:style-name="Heading_20_3" text:outline-level="3">found temporary file</text:h>
      <text:p text:style-name="Text_20_body">These should just be removed. <text:s/>In most cases using rm is sufficient.</text:p>
      <text:p text:style-name="Text_20_body">Take note if "invalid directory entry" also appears in the <text:span text:style-name="T1">enstore scan</text:span></text:p>
      <text:p text:style-name="Text_20_body">output. <text:s/>This means that the entry in the directory listing does not</text:p>
      <text:p text:style-name="Text_20_body">point to an existing file (but to a ghost file).</text:p>
      <text:p text:style-name="Text_20_body"/>
      <text:p text:style-name="Text_20_body">To convince oneself that everything is fine see the section “Removing Invalid Directory Entries” in the “PNFS Maintainence” chapter or the “Invalid Directory Entry” section later on in this chapter for instructions on detecting invalid directory entries.</text:p>
      <text:h text:style-name="Heading_20_3" text:outline-level="3">deleted</text:h>
      <text:p text:style-name="Text_20_body">This likely means that the offline pnfs server sill contains the file, but:</text:p>
      <text:p text:style-name="Text_20_body">the file has been removed from the production pnfs server, delfile.py</text:p>
      <text:p text:style-name="Text_20_body">marked the file deleted and the scan found this discrepancy with the </text:p>
      <text:p text:style-name="Text_20_body">offline pnfs server.</text:p>
      <text:p text:style-name="Text_20_body"/>
      <text:p text:style-name="Text_20_body">If a rerun of the scan of these files on the production pnfs server gives</text:p>
      <text:p text:style-name="Text_20_body">"does not exist" then the user deleted the file and everything is okay.</text:p>
      <text:p text:style-name="Text_20_body">If the file rescans as OK there also is nothing else to do. <text:s/>If the error</text:p>
      <text:p text:style-name="Text_20_body"><text:soft-page-break/>remains "deleted" then there is a conflict between the Enstore and</text:p>
      <text:p text:style-name="Text_20_body">PNFS databases. <text:s/>In most cases (but not all) the simplest thing is to </text:p>
      <text:p text:style-name="Text_20_body">unmark the file as deleted in the file DB.</text:p>
      <text:p text:style-name="Command">$ enstore file --bfid <text:s/>&lt;BFID&gt; --deleted no</text:p>
      <text:h text:style-name="Heading_20_3" text:outline-level="3">missing file</text:h>
      <text:p text:style-name="Text_20_body">The file has no size, no layer 1, no layer 2 or layer 4. <text:s/>It is as if the user simply touched the file. <text:s/>The best thing to do is to contact the experiment and ask them about these files. <text:s/>It is best if they can be rewritten, otherwise the owner should remove them from PNFS.</text:p>
      <text:h text:style-name="Heading_20_3" text:outline-level="3">does not exist</text:h>
      <text:p text:style-name="Text_20_body">The file has been removed from PNFS. <text:s/>There is nothing to do.</text:p>
      <text:h text:style-name="Heading_20_3" text:outline-level="3">younger than 1 day</text:h>
      <text:p text:style-name="Text_20_body">This is a warning. <text:s/>It says that the file is very new and has not finished writing to tape. <text:s/>Check the file again after a day or so.</text:p>
      <text:h text:style-name="Heading_20_3" text:outline-level="3">missing the original of link</text:h>
      <text:p text:style-name="Text_20_body">This is also a warning. <text:s/>The target of the link is not found. <text:s/>The owner of the link should be notified. <text:s/>Especially, if the link points to files not in the PNFS namespace.</text:p>
      <text:h text:style-name="Heading_20_3" text:outline-level="3">reused pnfsid (reverse scan)</text:h>
      <text:p text:style-name="Text_20_body">In all likelihood the file received an error while witting to tape and a retry succeeded. <text:s/>The files in question should be marked as deleted.</text:p>
      <text:p text:style-name="Command">$ enstore file --bfid &lt;BFID&gt; --deleted yes</text:p>
      <text:p text:style-name="Text_20_body">Take care to make sure that these BFIDs are not for multiple copies; multiple copies do share PNFS IDs with the current primary file. <text:s/>An early version of <text:span text:style-name="T1">enstore scan</text:span><text:span text:style-name="T2"> did not check if a file was a duplicate before giving this error.</text:span></text:p>
      <text:h text:style-name="Heading_20_3" text:outline-level="3">invalid directory entry</text:h>
      <text:p text:style-name="Text_20_body">These errors occur when a hard link succeeds to create the new directory</text:p>
      <text:p text:style-name="Text_20_body">entry, but fails to update the link count. <text:s/>This is a similar situation</text:p>
      <text:p text:style-name="Text_20_body">to the "duplicate entry" errors described below.</text:p>
      <text:p text:style-name="Text_20_body"/>
      <text:p text:style-name="Text_20_body">To confirm the problem:</text:p>
      <text:p text:style-name="Command"><text:soft-page-break/># cd &lt;broken dir&gt;</text:p>
      <text:p text:style-name="Command"># ls | grep &lt;basename&gt; <text:s text:c="6"/>#will take a while for large directories.</text:p>
      <text:p text:style-name="Command">stat &lt;basename&gt;</text:p>
      <text:p text:style-name="Text_20_body">If the "<text:span text:style-name="T3">ls | grep</text:span>" says the file exists, but stat says "No such file or</text:p>
      <text:p text:style-name="Text_20_body">directory" then this is a corrupted files (A.K.A. ghost file).</text:p>
      <text:p text:style-name="Text_20_body"/>
      <text:p text:style-name="Output"># ls | grep 0_p18.05.00.root</text:p>
      <text:p text:style-name="Output">0_p18.05.00.root</text:p>
      <text:p text:style-name="Output"># stat 0_p18.05.00.root</text:p>
      <text:p text:style-name="Output">stat: cannot stat `0_p18.05.00.root': No such file or directory</text:p>
      <text:p text:style-name="Text_20_body"/>
      <text:p text:style-name="Text_20_body">To fix the problem (as root and the broken directory is the current working directory):</text:p>
      <text:p text:style-name="Command"># cd &lt;broken dir&gt;</text:p>
      <text:p text:style-name="Command"># /opt/pnfs/tools/sclient rmdirentry 1122 `enstore pnfs --id .` &lt;basename&gt;</text:p>
      <text:p text:style-name="Text_20_body">For example:</text:p>
      <text:p text:style-name="Command"># /opt/pnfs/tools/sclient rmdirentry 1122 `enstore pnfs --id .` 0_p18.05.00.root</text:p>
      <text:h text:style-name="Heading_20_3" text:outline-level="3">duplicate entry</text:h>
      <text:p text:style-name="Text_20_body">If you list the directory with the duplicate error you will see something like:</text:p>
      <text:p text:style-name="Command"># ls</text:p>
      <text:p text:style-name="Output">all <text:s/>all <text:s/>all</text:p>
      <text:p text:style-name="Text_20_body">To see what PNFS see internally use the scandir.sh script.</text:p>
      <text:p text:style-name="Command"># /opt/pnfs/tools/scandir.sh</text:p>
      <text:p text:style-name="Output">000900000000000000163470 000900000000000000163430 0000000000000000 0 all</text:p>
      <text:p text:style-name="Output">000900000000000000163470 0009000000000000003525B8 0000000000000200 1 all</text:p>
      <text:p text:style-name="Output">000900000000000000163470 0009000000000000003525B8 0000000000000200 2 all</text:p>
      <text:list text:style-name="L3">
        <text:list-item>
          <text:p text:style-name="P7">The first column lists the PNFS IDs of the directory bucket that each file entry is located in.</text:p>
        </text:list-item>
        <text:list-item>
          <text:p text:style-name="P7">The second column lists the PNFS ID for the file entry in the directory.</text:p>
        </text:list-item>
        <text:list-item>
          <text:p text:style-name="P7">The third column is PNFS specific information.</text:p>
        </text:list-item>
        <text:list-item>
          <text:p text:style-name="P7">The fourth column is the position on the file entry within the directory bucket.</text:p>
        </text:list-item>
        <text:list-item>
          <text:p text:style-name="P7">The fifth column is the filename of the file in this directory.</text:p>
        </text:list-item>
      </text:list>
      <text:p text:style-name="Text_20_body"/>
      <text:p text:style-name="Text_20_body">There is a serious complication when different files might be hidden behind the first entry in the directory. <text:s/>The first one listed is the path that gets used by UNIX and Enstore commands. <text:s/>To illustrate this obtain the PNFS ID from the filename. The following example shows how it matches that of the first line of scandir.sh output.</text:p>
      <text:p text:style-name="Command"># enstore pnfs --id all</text:p>
      <text:p text:style-name="Output">000900000000000000163430</text:p>
      <text:p text:style-name="Text_20_body"><text:soft-page-break/>Also, the link count might be different from the number of hard</text:p>
      <text:p text:style-name="Text_20_body">links there really are. <text:s/>In the following "stat" examples the link</text:p>
      <text:p text:style-name="Text_20_body">counts are consistent, but the hidden "all" entries are files not</text:p>
      <text:p text:style-name="Text_20_body">directories.</text:p>
      <text:p text:style-name="Command"># stat ".(access)(000900000000000000163430)"</text:p>
      <text:p text:style-name="Output"><text:s text:c="2"/>File: `.(access)(000900000000000000163430)'</text:p>
      <text:p text:style-name="Output"><text:s text:c="2"/>Size: 512 <text:s text:c="12"/>Blocks: 1 <text:s text:c="9"/>IO Block: 512 <text:s text:c="3"/><text:span text:style-name="T4">Directory</text:span></text:p>
      <text:p text:style-name="Output">Device: ah/10d <text:s/>Inode: 152450096 <text:s text:c="2"/><text:span text:style-name="T4">Links: 1</text:span> <text:s text:c="3"/></text:p>
      <text:p text:style-name="Output">Access: (0755/drwxr-xr-x) <text:s/>Uid: ( 7816/ <text:s text:c="4"/>sam) <text:s text:c="2"/>Gid: ( <text:s text:c="3"/>0/ <text:s text:c="3"/>root)</text:p>
      <text:p text:style-name="Output">Access: 2006-03-24 10:36:01.000000000 -0600</text:p>
      <text:p text:style-name="Output">Modify: 2006-03-24 10:36:01.000000000 -0600</text:p>
      <text:p text:style-name="Output">Change: 2001-06-12 14:51:51.000000000 -0500</text:p>
      <text:p text:style-name="Command"># stat ".(access)(0009000000000000003525B8)"</text:p>
      <text:p text:style-name="Output"><text:s text:c="2"/>File: `.(access)(0009000000000000003525B8)'</text:p>
      <text:p text:style-name="Output"><text:s text:c="2"/>Size: 0 <text:s text:c="14"/>Blocks: 0 <text:s text:c="9"/>IO Block: 512 <text:s text:c="3"/><text:span text:style-name="T4">Regular File</text:span></text:p>
      <text:p text:style-name="Output">Device: ah/10d <text:s/>Inode: 154478008 <text:s text:c="2"/><text:span text:style-name="T4">Links: 2</text:span> <text:s text:c="3"/></text:p>
      <text:p text:style-name="Output">Access: (0644/-rw-r--r--) <text:s/>Uid: ( 7816/ <text:s text:c="4"/>sam) <text:s text:c="2"/>Gid: ( 1507/ <text:s text:c="3"/>e740)</text:p>
      <text:p text:style-name="Output">Access: 2001-09-15 00:50:07.000000000 -0500</text:p>
      <text:p text:style-name="Output">Modify: 2001-09-15 00:50:07.000000000 -0500</text:p>
      <text:p text:style-name="Output">Change: 2001-09-15 00:50:07.000000000 -0500</text:p>
      <text:p text:style-name="Text_20_body">If necessary (the example does not need this) modify link count (assuming CWD is the broken directory):</text:p>
      <text:p text:style-name="Command"># /opt/pnfs/tools/sclient modlink 1122 &lt;file id&gt; &lt;link diff&gt;</text:p>
      <text:p text:style-name="Text_20_body">"link diff" will be negative to shrink the link count.</text:p>
      <text:p text:style-name="Text_20_body"/>
      <text:p text:style-name="Text_20_body">If necessary add or remove the links (assuming CWD is the broken directory):</text:p>
      <text:p text:style-name="Command"># /opt/pnfs/tools/sclient rmdirentry 1122 `enstore pnfs --id .` &lt;name&gt;</text:p>
      <text:p text:style-name="Command"># /opt/pnfs/tools/sclient adddirentry 1122 `enstore pnfs --id .` &lt;name&gt; &lt;pnfsid&gt;</text:p>
      <text:p text:style-name="Text_20_body">For this example, to create new directory entries for the unaccessible "all" files in the example:</text:p>
      <text:p text:style-name="Command"># /opt/pnfs/tools/sclient adddirentry 1122 `enstore pnfs --id .` all2 \ 0009000000000000003525B8</text:p>
      <text:p text:style-name="Command"># /opt/pnfs/tools/sclient adddirentry 1122 `enstore pnfs --id .` all3 \ 0009000000000000003525B8 </text:p>
      <text:p text:style-name="Text_20_body">At this point the output from scandir.sh is:</text:p>
      <text:p text:style-name="Command"># /opt/pnfs/tools/scandir.sh</text:p>
      <text:p text:style-name="Output">00090000000000000045ED60 0009000000000000003525B8 0000000000000000 0 all2</text:p>
      <text:p text:style-name="Output">00090000000000000045ED68 0009000000000000003525B8 0000000000000000 0 all3</text:p>
      <text:p text:style-name="Output">000900000000000000163470 000900000000000000163430 0000000000000000 0 all</text:p>
      <text:p text:style-name="Output">000900000000000000163470 0009000000000000003525B8 0000000000000200 1 all</text:p>
      <text:p text:style-name="Output">000900000000000000163470 0009000000000000003525B8 0000000000000200 2 all</text:p>
      <text:p text:style-name="Text_20_body">Continuing to use the output from <text:span text:style-name="T1">scandir.sh</text:span>; we can not just use <text:span text:style-name="T1">rm</text:span> on "all" here<text:note text:id="ftn0" text:note-class="footnote"><text:note-citation>1</text:note-citation><text:note-body><text:p text:style-name="Footnote">In most cases the same PNFS ID is repeated for each directory entry. <text:s/>For these simple cases it would be sufficient to just use rm; once for each extra file entry. <text:s/>In this complicated example, that is insufficient to remove “all”, because it would remove the 0 position directory first, not the 1 and 2 position files of the just created unique directory entries “all2” and “all3.”</text:p></text:note-body></text:note>. <text:s/><text:soft-page-break/>We need to remove the extraneous directory entries pointing to “all.” <text:s/>The rmdirentrypos command removes directory entries based on their position within the directory.</text:p>
      <text:p text:style-name="Command"># /opt/pnfs/tools/sclient rmdirentrypos 1122 000900000000000000163470 \ <text:s/>0009000000000000003525B8 1</text:p>
      <text:p text:style-name="Command"># /opt/pnfs/tools/sclient rmdirentrypos 1122 000900000000000000163470 \ <text:s/>0009000000000000003525B8 2</text:p>
      <text:p text:style-name="Text_20_body">At this point the output from scandir.sh is:</text:p>
      <text:p text:style-name="Command"># /opt/pnfs/tools/scandir.sh</text:p>
      <text:p text:style-name="Output">00090000000000000045ED60 0009000000000000003525B8 0000000000000000 0 all2</text:p>
      <text:p text:style-name="Output">00090000000000000045ED68 0009000000000000003525B8 0000000000000000 0 all3</text:p>
      <text:p text:style-name="Output">000900000000000000163470 000900000000000000163430 0000000000000000 0 all</text:p>
      <text:p text:style-name="Text_20_body"/>
      <text:p text:style-name="Text_20_body">Note: <text:s/>The output from <text:span text:style-name="T1">ls</text:span> may be old due to file system caching (especially on Linux):</text:p>
      <text:p text:style-name="Command"># ls</text:p>
      <text:p text:style-name="Output">all <text:s/>all <text:s/>all2 <text:s/>all3</text:p>
      <text:p text:style-name="Text_20_body">To fix this:</text:p>
      <text:p text:style-name="Command"># umount /pnfs/fs &amp;&amp; mount /pnfs/fs</text:p>
      <text:p text:style-name="Text_20_body">And ls will then give:</text:p>
      <text:p text:style-name="Command"># ls</text:p>
      <text:p text:style-name="Output">all <text:s/>all2 <text:s/>all3</text:p>
      <text:h text:style-name="Heading_20_3" text:outline-level="3">parent id</text:h>
      <text:p text:style-name="Text_20_body">The most common cause of this error is using <text:span text:style-name="T1">mv</text:span><text:span text:style-name="T2"> to move a file to another directory and PNFS only partially updates its internal metadata. <text:s/>An incorrect parent ID will cause the </text:span><text:span text:style-name="T1">enstore pnfs –path &lt;pnfsid&gt;</text:span><text:span text:style-name="T2"> command to break, because it uses parent IDs to determine the current path of the file.</text:span></text:p>
      <text:p text:style-name="Text_20_body"><text:span text:style-name="T2"/></text:p>
      <text:p text:style-name="Text_20_body">The tricky part of this error is that it may be a valid file. <text:s/>If there are two hard links to the i-node from different directories one of the pathnames will give this error while the other will not.</text:p>
      <text:p text:style-name="Text_20_body"/>
      <text:p text:style-name="Text_20_body">Once it has been decided if/when that the parent ID is wrong, and not a second hard link use the following to change the parent ID of the specified PNFS ID.</text:p>
      <text:p text:style-name="Command"># /opt/pnfs/tools/sclient chparent 1122 &lt;objectPnfsID&gt; &lt;newParentI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text:style-name="Numbering_20_Symbols" style:num-prefix="Chapter: "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fo:margin-left="0in" fo:margin-right="-0.0021in" table:align="margins"/>
    </style:style>
    <style:style style:name="left_5f_page_5f_footer.A" style:display-name="left_page_footer.A" style:family="table-column">
      <style:table-column-properties style:rel-column-width="3936*"/>
    </style:style>
    <style:style style:name="left_5f_page_5f_footer.B" style:display-name="left_page_footer.B" style:family="table-column">
      <style:table-column-properties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fo:margin-left="0in" fo:margin-right="0.0104in" table:align="margins"/>
    </style:style>
    <style:style style:name="right_5f_page_5f_footer.A" style:display-name="right_page_footer.A" style:family="table-column">
      <style:table-column-properties style:rel-column-width="61056*"/>
    </style:style>
    <style:style style:name="right_5f_page_5f_footer.B" style:display-name="right_page_footer.B" style:family="table-column">
      <style:table-column-properties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Left_20_Page" style:display-name="Left Page" style:page-layout-name="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1"><text:page-number text:select-page="current"/></text:p>
            </table:table-cell>
            <table:table-cell table:style-name="left_5f_page_5f_footer.A1" office:value-type="string">
              <text:p text:style-name="P2"><text:chapter text:display="name" text:outline-level="1"/></text:p>
            </table:table-cell>
          </table:table-row>
        </table:table>
        <text:p text:style-name="P3"/>
      </style:footer>
    </style:master-page>
    <style:master-page style:name="Right_20_Page" style:display-name="Right Page" style:page-layout-name="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Footer"/>
      </style:footer>
    </style:master-page>
    <style:master-page style:name="Index"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9-02-20T14:50:26</meta:creation-date>
    <dc:date>2009-02-20T17:38:57</dc:date>
    <meta:editing-cycles>89</meta:editing-cycles>
    <meta:editing-duration>PT2H48M31S</meta:editing-duration>
    <meta:user-defined meta:name="Info 1"/>
    <meta:user-defined meta:name="Info 2"/>
    <meta:user-defined meta:name="Info 3"/>
    <meta:user-defined meta:name="Info 4"/>
    <meta:document-statistic meta:table-count="2" meta:image-count="0" meta:object-count="0" meta:page-count="7" meta:paragraph-count="164" meta:word-count="2121" meta:character-count="12888"/>
  </office:meta>
</office:document-meta>
</file>